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1F00000171759C300C11E72DFB.png" manifest:media-type="image/png"/>
  <manifest:file-entry manifest:full-path="Pictures/100000010000031500000097F6AB6AF69228C65A.png" manifest:media-type="image/png"/>
  <manifest:file-entry manifest:full-path="Pictures/1000000100000328000001BA059F31152EC0879D.png" manifest:media-type="image/png"/>
  <manifest:file-entry manifest:full-path="Pictures/10000001000002ED0000006310E79F9D93E2068A.png" manifest:media-type="image/png"/>
  <manifest:file-entry manifest:full-path="Pictures/100000010000031C000001E696A7A34389C73EBE.png" manifest:media-type="image/png"/>
  <manifest:file-entry manifest:full-path="Pictures/100000010000033E000000E7A861B67F99818832.png" manifest:media-type="image/png"/>
  <manifest:file-entry manifest:full-path="Pictures/10000001000003200000008A3C5FA0C22D37C2A4.png" manifest:media-type="image/png"/>
  <manifest:file-entry manifest:full-path="Pictures/100000010000033A0000019D820BD51AFC5AF422.png" manifest:media-type="image/png"/>
  <manifest:file-entry manifest:full-path="Pictures/100000010000031D000001647451D3531C7D8F62.png" manifest:media-type="image/png"/>
  <manifest:file-entry manifest:full-path="Pictures/100000010000030F000000EDFD1930D69434539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char" svg:width="6.9252in" svg:height="3.1972in" draw:z-index="7"><draw:image xlink:href="Pictures/100000010000031F00000171759C300C11E72DF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age2" text:anchor-type="char" svg:width="6.9252in" svg:height="3.7874in" draw:z-index="0"><draw:image xlink:href="Pictures/1000000100000328000001BA059F31152EC0879D.png" xlink:type="simple" xlink:show="embed" xlink:actuate="onLoad" draw:mime-type="image/png"/></draw:frame></text:p>
      <text:p text:style-name="Standard"/>
      <text:p text:style-name="Standard"><draw:frame draw:style-name="fr3" draw:name="Image3" text:anchor-type="char" svg:x="0.1311in" svg:y="0in" svg:width="6.9252in" svg:height="4.228in" draw:z-index="1"><draw:image xlink:href="Pictures/100000010000031C000001E696A7A34389C73EBE.png" xlink:type="simple" xlink:show="embed" xlink:actuate="onLoad" draw:mime-type="image/png"/></draw:frame><text:soft-page-break/></text:p>
      <text:p text:style-name="Standard"/>
      <text:p text:style-name="Standard"><draw:frame draw:style-name="fr1" draw:name="Image4" text:anchor-type="char" svg:width="6.9252in" svg:height="0.9146in" draw:z-index="8"><draw:image xlink:href="Pictures/10000001000002ED0000006310E79F9D93E2068A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5" text:anchor-type="char" svg:width="6.9252in" svg:height="1.9272in" draw:z-index="9"><draw:image xlink:href="Pictures/100000010000033E000000E7A861B67F99818832.png" xlink:type="simple" xlink:show="embed" xlink:actuate="onLoad" draw:mime-type="image/png"/></draw:frame></text:p>
      <text:p text:style-name="Standard"/>
      <text:p text:style-name="Standard"/>
      <text:p text:style-name="Standard"><draw:frame draw:style-name="fr3" draw:name="Image6" text:anchor-type="char" svg:x="0in" svg:y="0in" svg:width="6.9252in" svg:height="1.1945in" draw:z-index="2"><draw:image xlink:href="Pictures/10000001000003200000008A3C5FA0C22D37C2A4.png" xlink:type="simple" xlink:show="embed" xlink:actuate="onLoad" draw:mime-type="image/png"/></draw:frame><text:soft-page-break/></text:p>
      <text:p text:style-name="Standard"><draw:frame draw:style-name="fr2" draw:name="Image7" text:anchor-type="char" svg:width="6.9252in" svg:height="3.4618in" draw:z-index="3"><draw:image xlink:href="Pictures/100000010000033A0000019D820BD51AFC5AF422.png" xlink:type="simple" xlink:show="embed" xlink:actuate="onLoad" draw:mime-type="image/png"/></draw:frame></text:p>
      <text:p text:style-name="Standard"/>
      <text:p text:style-name="Standard"><draw:frame draw:style-name="fr1" draw:name="Image8" text:anchor-type="char" svg:width="6.9252in" svg:height="1.3252in" draw:z-index="4"><draw:image xlink:href="Pictures/100000010000031500000097F6AB6AF69228C65A.png" xlink:type="simple" xlink:show="embed" xlink:actuate="onLoad" draw:mime-type="image/png"/></draw:frame></text:p>
      <text:p text:style-name="Standard"/>
      <text:p text:style-name="Standard"><draw:frame draw:style-name="fr2" draw:name="Image9" text:anchor-type="char" svg:width="6.9252in" svg:height="3.0925in" draw:z-index="5"><draw:image xlink:href="Pictures/100000010000031D000001647451D3531C7D8F62.png" xlink:type="simple" xlink:show="embed" xlink:actuate="onLoad" draw:mime-type="image/png"/></draw:frame><text:soft-page-break/></text:p>
      <text:p text:style-name="Standard"/>
      <text:p text:style-name="Standard"><draw:frame draw:style-name="fr2" draw:name="Image10" text:anchor-type="char" svg:width="6.9252in" svg:height="2.0957in" draw:z-index="6"><draw:image xlink:href="Pictures/100000010000030F000000EDFD1930D69434539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C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8T10:18:32.888000000</meta:creation-date>
    <dc:date>2023-09-08T17:11:56.725000000</dc:date>
    <meta:editing-duration>PT6H53M24S</meta:editing-duration>
    <meta:editing-cycles>1</meta:editing-cycles>
    <meta:document-statistic meta:table-count="0" meta:image-count="10" meta:object-count="0" meta:page-count="5" meta:paragraph-count="0" meta:word-count="0" meta:character-count="0" meta:non-whitespace-character-count="0"/>
    <meta:generator>LibreOffice/7.5.4.2$Windows_X86_64 LibreOffice_project/36ccfdc35048b057fd9854c757a8b67ec53977b6</meta:generator>
  </office:meta>
</office:document-meta>
</file>